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ddeea"/>
    </style:style>
    <style:style style:name="P2" style:family="paragraph" style:parent-style-name="Text_20_body">
      <style:text-properties officeooo:paragraph-rsid="0020fde0"/>
    </style:style>
    <style:style style:name="P3" style:family="paragraph" style:parent-style-name="Text_20_body">
      <style:text-properties officeooo:paragraph-rsid="0022e98f"/>
    </style:style>
    <style:style style:name="P4" style:family="paragraph" style:parent-style-name="Text_20_body">
      <style:text-properties officeooo:paragraph-rsid="0024e0f3"/>
    </style:style>
    <style:style style:name="P5" style:family="paragraph" style:parent-style-name="Text_20_body">
      <style:text-properties officeooo:paragraph-rsid="00259fd1"/>
    </style:style>
    <style:style style:name="P6" style:family="paragraph" style:parent-style-name="Heading_20_3">
      <style:text-properties officeooo:paragraph-rsid="00260313"/>
    </style:style>
    <style:style style:name="P7" style:family="paragraph" style:parent-style-name="Heading_20_3">
      <style:text-properties officeooo:paragraph-rsid="0027bcad"/>
    </style:style>
    <style:style style:name="P8" style:family="paragraph" style:parent-style-name="Heading_20_3">
      <style:text-properties officeooo:paragraph-rsid="002864af"/>
    </style:style>
    <style:style style:name="P9" style:family="paragraph" style:parent-style-name="Heading_20_3">
      <style:text-properties officeooo:paragraph-rsid="002a0f07"/>
    </style:style>
    <style:style style:name="P10" style:family="paragraph" style:parent-style-name="Heading_20_3">
      <style:text-properties officeooo:paragraph-rsid="002bc640"/>
    </style:style>
    <style:style style:name="P11" style:family="paragraph" style:parent-style-name="Text_20_body">
      <style:text-properties officeooo:rsid="001ddeea" officeooo:paragraph-rsid="001ddeea"/>
    </style:style>
    <style:style style:name="P12" style:family="paragraph" style:parent-style-name="Text_20_body" style:list-style-name="L1">
      <style:text-properties officeooo:rsid="001ddeea" officeooo:paragraph-rsid="001ddeea"/>
    </style:style>
    <style:style style:name="P13" style:family="paragraph" style:parent-style-name="Text_20_body">
      <style:text-properties officeooo:rsid="0020b4fb" officeooo:paragraph-rsid="0020b4fb"/>
    </style:style>
    <style:style style:name="P14" style:family="paragraph" style:parent-style-name="Text_20_body">
      <style:text-properties officeooo:rsid="0024e0f3" officeooo:paragraph-rsid="0024e0f3"/>
    </style:style>
    <style:style style:name="P15" style:family="paragraph" style:parent-style-name="Text_20_body">
      <style:text-properties officeooo:rsid="0020fde0" officeooo:paragraph-rsid="0020fde0"/>
    </style:style>
    <style:style style:name="P16" style:family="paragraph" style:parent-style-name="Text_20_body">
      <style:text-properties officeooo:rsid="0020bb62" officeooo:paragraph-rsid="0020bb62"/>
    </style:style>
    <style:style style:name="P17" style:family="paragraph" style:parent-style-name="Text_20_body">
      <style:text-properties officeooo:rsid="00259fd1" officeooo:paragraph-rsid="00259fd1"/>
    </style:style>
    <style:style style:name="P18" style:family="paragraph" style:parent-style-name="Text_20_body">
      <style:text-properties officeooo:rsid="0025af3c" officeooo:paragraph-rsid="0025af3c"/>
    </style:style>
    <style:style style:name="P19" style:family="paragraph" style:parent-style-name="Text_20_body" style:list-style-name="L2">
      <style:text-properties officeooo:paragraph-rsid="00260313"/>
    </style:style>
    <style:style style:name="P20" style:family="paragraph" style:parent-style-name="Text_20_body" style:list-style-name="L3">
      <style:text-properties officeooo:paragraph-rsid="0027bcad"/>
    </style:style>
    <style:style style:name="P21" style:family="paragraph" style:parent-style-name="Text_20_body" style:list-style-name="L4">
      <style:text-properties officeooo:paragraph-rsid="002864af"/>
    </style:style>
    <style:style style:name="P22" style:family="paragraph" style:parent-style-name="Text_20_body" style:list-style-name="L5">
      <style:text-properties officeooo:paragraph-rsid="002a0f07"/>
    </style:style>
    <style:style style:name="P23" style:family="paragraph" style:parent-style-name="Text_20_body" style:list-style-name="L5">
      <style:text-properties officeooo:paragraph-rsid="002ad961"/>
    </style:style>
    <style:style style:name="P24" style:family="paragraph" style:parent-style-name="Text_20_body" style:list-style-name="L6">
      <style:text-properties officeooo:paragraph-rsid="002bc640"/>
    </style:style>
    <style:style style:name="P25" style:family="paragraph" style:parent-style-name="Text_20_body" style:list-style-name="L3">
      <style:paragraph-properties fo:margin-left="0.9846in" fo:margin-right="0in" fo:text-indent="-0.25in" style:auto-text-indent="false"/>
      <style:text-properties officeooo:paragraph-rsid="002c57b8"/>
    </style:style>
    <style:style style:name="P26" style:family="paragraph" style:parent-style-name="Heading_20_2">
      <style:text-properties officeooo:paragraph-rsid="001ddeea"/>
    </style:style>
    <style:style style:name="P27" style:family="paragraph" style:parent-style-name="Heading_20_2">
      <style:text-properties officeooo:rsid="001ddeea" officeooo:paragraph-rsid="001ddeea"/>
    </style:style>
    <style:style style:name="P28" style:family="paragraph" style:parent-style-name="Heading_20_2">
      <style:text-properties officeooo:rsid="0020fde0" officeooo:paragraph-rsid="0020fde0"/>
    </style:style>
    <style:style style:name="P29" style:family="paragraph" style:parent-style-name="Heading_20_2">
      <style:text-properties officeooo:rsid="0020b4fb" officeooo:paragraph-rsid="0020b4fb"/>
    </style:style>
    <style:style style:name="P30" style:family="paragraph" style:parent-style-name="Heading_20_2">
      <style:text-properties officeooo:rsid="00259fd1" officeooo:paragraph-rsid="00259fd1"/>
    </style:style>
    <style:style style:name="P31" style:family="paragraph" style:parent-style-name="Heading_20_2">
      <style:text-properties officeooo:rsid="0025af3c" officeooo:paragraph-rsid="0025af3c"/>
    </style:style>
    <style:style style:name="P32" style:family="paragraph" style:parent-style-name="Heading_20_2">
      <style:text-properties officeooo:paragraph-rsid="00260313"/>
    </style:style>
    <style:style style:name="P33" style:family="paragraph" style:parent-style-name="Heading_20_1">
      <style:text-properties officeooo:rsid="001ddeea" officeooo:paragraph-rsid="001ddeea"/>
    </style:style>
    <style:style style:name="T1" style:family="text">
      <style:text-properties officeooo:rsid="001ddeea"/>
    </style:style>
    <style:style style:name="T2" style:family="text">
      <style:text-properties officeooo:rsid="0020b4fb"/>
    </style:style>
    <style:style style:name="T3" style:family="text">
      <style:text-properties fo:font-weight="bold" officeooo:rsid="001ddeea" style:font-weight-asian="bold" style:font-weight-complex="bold"/>
    </style:style>
    <style:style style:name="T4" style:family="text">
      <style:text-properties officeooo:rsid="0020fde0"/>
    </style:style>
    <style:style style:name="T5" style:family="text">
      <style:text-properties officeooo:rsid="0022e98f"/>
    </style:style>
    <style:style style:name="T6" style:family="text">
      <style:text-properties officeooo:rsid="00237524"/>
    </style:style>
    <style:style style:name="T7" style:family="text">
      <style:text-properties officeooo:rsid="0024598d"/>
    </style:style>
    <style:style style:name="T8" style:family="text">
      <style:text-properties officeooo:rsid="0024e0f3"/>
    </style:style>
    <style:style style:name="T9" style:family="text">
      <style:text-properties officeooo:rsid="00259fd1"/>
    </style:style>
    <style:style style:name="T10" style:family="text">
      <style:text-properties officeooo:rsid="00260313"/>
    </style:style>
    <style:style style:name="T11" style:family="text">
      <style:text-properties officeooo:rsid="0027bcad"/>
    </style:style>
    <style:style style:name="T12" style:family="text">
      <style:text-properties officeooo:rsid="002864af"/>
    </style:style>
    <style:style style:name="T13" style:family="text">
      <style:text-properties officeooo:rsid="002a0f07"/>
    </style:style>
    <style:style style:name="T14" style:family="text">
      <style:text-properties officeooo:rsid="002ad961"/>
    </style:style>
    <style:style style:name="T15" style:family="text">
      <style:text-properties officeooo:rsid="002bc640"/>
    </style:style>
    <style:style style:name="T16" style:family="text">
      <style:text-properties officeooo:rsid="002c57b8"/>
    </style:style>
    <style:style style:name="T17" style:family="text">
      <style:text-properties officeooo:rsid="002e20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Koordinace v dánštině</text:h>
      <text:h text:style-name="P27" text:outline-level="2">Dva členy a spojka</text:h>
      <text:p text:style-name="P11">Jednoduchá koordinace o dvou členech a spojce vypadá jako řetízek:</text:p>
      <text:p text:style-name="P11">John og Mary</text:p>
      <text:p text:style-name="P11">Spojka visí na prvním členu jako „coord“.</text:p>
      <text:p text:style-name="P11">Druhý člen visí na spojce jako „conj“.</text:p>
      <text:h text:style-name="P26" text:outline-level="2"><text:span text:style-name="T1">Obecně o vícečetných koordinacích: </text:span><text:span text:style-name="T5">Stanford?</text:span></text:h>
      <text:p text:style-name="P1"><text:span text:style-name="T1">Nepodařilo se mi jednoznačně klasifikovat styl. Zdá se, že základní šablonou je </text:span><text:span text:style-name="T3">Stanford</text:span><text:span text:style-name="T1"> (čili všechny členy kromě prvního visí na prvním členu), ale s četnými odchylkami od jiných korpusů.</text:span></text:p>
      <text:p text:style-name="P11">Pokud je přítomna spojka, pak na řídícím členu koordinace visí ona a následující člen visí na ní. To platí i u koordinací, které obsahují více než jednu spojku.</text:p>
      <text:p text:style-name="P11">Spojka sama obvykle (?) visí na prvním členu. Viděl jsem ale i koordinace o třech členech a dvou spojkách, kde druhá spojka visela na druhém členu. Mohli bychom předpokládat, že to anotátor myslel jako vnořenou koordinaci, ale:</text:p>
      <text:list xml:id="list1365059801" text:style-name="L1">
        <text:list-item>
          <text:p text:style-name="P12">v daném případě mi nebylo jasné, jak by vnořená koordinace posunula význam (obě spojky byly stejné)</text:p>
        </text:list-item>
        <text:list-item>
          <text:p text:style-name="P12">vzhledem k tomu, že neumíme jasně popsat anotační pravidla pro koordinace, nelze říct, zda to byla vnořená koordinace, nebo jen chyba anotátora</text:p>
        </text:list-item>
        <text:list-item>
          <text:p text:style-name="P12">není ani jisté, že v použitém anotačním stylu lze všechny konfigurace vnořených koordinací zaznamenat.</text:p>
        </text:list-item>
      </text:list>
      <text:p text:style-name="P11">Proto budu prozatím předpokládat, že tento korpus vnořené koordinace nezná. Vše jsou jednoúrovňové vícečetné koordinace a případné závorkování není v anotaci zachyceno.</text:p>
      <text:p text:style-name="P11">Čárky mezi členy koordinace obvykle také visí na prvním členu koordinace. Totéž zřejmě platí i o případných jiných druzích koordinační interpunkce, např. o pomlčkách.</text:p>
      <text:p text:style-name="P13">Příklad: train/001.treex.gz, věta 127:</text:p>
      <text:p text:style-name="P13">Barer , restauranter , biografer , teatre , travlt forretningsliv – og så selvfølgelig letlevende piger</text:p>
      <text:p text:style-name="P14">Ještě kanoničtější příklad (bez pomlček a bez nutnosti překladu): train/001.treex.gz, věta 226:</text:p>
      <text:p text:style-name="P4"><text:span text:style-name="T8">K</text:span><text:span text:style-name="T2">ø</text:span><text:span text:style-name="T8">benhavn , Odense , Århus , Randers og Holstebro</text:span></text:p>
      <text:h text:style-name="P28" text:outline-level="2">Mel'čukovská koordinace o třech členech</text:h>
      <text:p text:style-name="P15">Příklad: train/001.treex.gz, věta 163:</text:p>
      <text:p text:style-name="P2"><text:span text:style-name="T4">kommode er/ROOT/VA ikke restaureret , den er/conj/VA i n</text:span><text:span text:style-name="T2">ø</text:span><text:span text:style-name="T4">ddetræ , og/coord/CC st</text:span><text:span text:style-name="T2">å</text:span><text:span text:style-name="T4">r/conj/VA</text:span></text:p>
      <text:p text:style-name="P3"><text:span text:style-name="T4">Tady visí druhé „er“ na prvním, spojka „og“ na druhém „er“ a sloveso „st</text:span><text:span text:style-name="T2">å</text:span><text:span text:style-name="T4">r“ na spojce. </text:span><text:span text:style-name="T6">Čili řetízek.</text:span><text:span text:style-name="T4"> </text:span><text:span text:style-name="T5">Kdyby byl dodržen stanfordský přístup, spojka by visela na prvním „er“. Jiná možnost je to chápat jako vnořenou koordinaci druhého „er“ a </text:span><text:span text:style-name="T4">„st</text:span><text:span text:style-name="T2">å</text:span><text:span text:style-name="T4">r“, </text:span><text:span text:style-name="T5">to celé pak tvoří druhý člen koordinace s prvním „er“. V tom případě by šlo o dvě dvoučlenné koordinace a stanfordský přístup by u žádné z nich nebyl porušen. </text:span><text:span text:style-name="T7">Jenže nechápu, jaký by tady měla vnořená koordinace smysl. Podle mě by nezachytila jiný význam věty než obyčejná koordinace o třech členech.</text:span></text:p>
      <text:h text:style-name="P29" text:outline-level="2"><text:soft-page-break/>Spojka může mít několik dětí</text:h>
      <text:p text:style-name="P13">Ve výše zmíněné větě train/001/127 visí na spojce 4 uzly (3, pokud pomineme pomlčku za koordinací): <text:s/>„så“, „selvfølgelig“ a „piger“. Podle mne je to chyba a ty první dva uzly mají viset v řetízku na „letlevende“, ale možná to nemá být chyba, dánská anotační pravidla jsou samé překvapení.</text:p>
      <text:p text:style-name="P13">Každopádně je potřeba s tím počítat a nějak to vyřešit. Spojka může mít několik dětí i v důsledku elipsy (viz níže), ale elpisa se dá dobře rozpoznat. V ostatních případech bychom měli být schopni identifikovat dítě spojky, které má značku „conj“, a ostatní děti pověsit na <text:span text:style-name="T17">něj</text:span>. Zatím jsem se nesetkal s případem, že by spojka měla více než jedno dítě se značkou „conj“.</text:p>
      <text:h text:style-name="P29" text:outline-level="2">Elipsy</text:h>
      <text:p text:style-name="P13">Jestliže byl druhý člen koordinace vypuštěn a ve větě zbyly uzly na něm závislé, pak tyto uzly visí na spojce a nemají značku „conj“! Místo toho mají značku, kterou by měly, kdyby jejich rodič vypuštěn nebyl a visely by na něm, avšak tato značka je obalena ostrými závorkami, např. „&lt;dobj&gt;“. Na jedné spojce v tomto případě může viset několik uzlů.</text:p>
      <text:p text:style-name="P13">Příklad: train/001.treex.gz, věta 149:</text:p>
      <text:p text:style-name="P13">Koteletterne/subj koster/ROOT 78/dobj kr. og/coord lammefrikadellerne/&lt;subj&gt; 70/&lt;dobj&gt; kr.</text:p>
      <text:p text:style-name="P16">V pražském stylu by to bylo anotováno tak, že všichni sirotkové po chybějícím členu by se stali členy koordinace se značkou ExD_Co.</text:p>
      <text:h text:style-name="P30" text:outline-level="2">Věty začínající souřadící spojkou a defektní koordinace</text:h>
      <text:p text:style-name="P17">„A Bůh řekl…“</text:p>
      <text:p text:style-name="P17">Příklad: train/001.treex.gz, věta 246:</text:p>
      <text:p text:style-name="P5"><text:span text:style-name="T9">Og/ROOT/CC Unix er/conj/VA ikke afl</text:span><text:span text:style-name="T2">ø</text:span><text:span text:style-name="T9">sning af tidligere systemer , men/coord/CC skal/conj/VA være et supplement .</text:span></text:p>
      <text:p text:style-name="P17">Dánům visí „er“ na „Og“, „men“ na „er“ a „skal“ na „men“.</text:p>
      <text:p text:style-name="P17">Tohle se ještě při normalizaci vezme jako více méně normální koordinace, protože následuje další spojka „men“ („ale“) a další sloveso. Může se ale stát, že počáteční „Og“ bude jedinou spojkou ve větě. Pak budeme mít defektní koordinaci s jediným členem. Druhý člen sice jakoby existuje, ale v jiné (předcházející) větě.</text:p>
      <text:h text:style-name="P31" text:outline-level="2">Které uzly se účastní koordinace?</text:h>
      <text:p text:style-name="P18">Určitě uzly se značkou „coord“ nebo „conj“. Taky jejich bezprostřední rodič, bez ohledu na značku. Uzly se značkami obalenými skobičkami signalizujícími elipsu, jestliže visí na spojce se značkou „coord“.</text:p>
      <text:p text:style-name="P18">Čárky (popř. jiná interpunkce, značka „pnct“), které visí na prvním členu koordinace a nacházejí se mezi dvěma členy koordinace. (Pozor, abychom určili hranice podstromu člena koordinace, musíme se ubezpečit, že na něm nevisí neprojektivně něco, co je až za jinými členy koordinace!) Pokud by čárka mohla současně ukončovat vedlejší větu v podstromu člena, dostane přednost funkce oddělení členů. Neměli bychom ale požrat všechny čárky bez rozmyslu. Mohly by třeba oddělovat vsuvku, která rozvíjí první člen koordinace, ale sama není členem koordinace.</text:p>
      <text:p text:style-name="P18">Interpunkce před prvním nebo za posledním členem koordinace nás zajímá pouze v případě, že by nebyl k dispozici žádný jiný uzel jako hlava pražské koordinace.</text:p>
      <text:h text:style-name="P32" text:outline-level="2"><text:soft-page-break/><text:span text:style-name="T10">Statistika</text:span></text:h>
      <text:h text:style-name="P6" text:outline-level="3"><text:span text:style-name="T10">Neúplné koordinace (méně než 2 členy)</text:span></text:h>
      <text:list xml:id="list1393400991" text:style-name="L2">
        <text:list-item>
          <text:p text:style-name="P19"><text:span text:style-name="T10">Pouze spojka, která na něčem visí a má značku „coord“: </text:span><text:span text:style-name="T11">43</text:span><text:span text:style-name="T10"> ks. K tomu jeden případ, kdy takové spojky na jednom uzlu visely dvě.</text:span></text:p>
        </text:list-item>
      </text:list>
      <text:h text:style-name="P7" text:outline-level="3"><text:span text:style-name="T11">Běžné koordinace (2 členy)</text:span></text:h>
      <text:list xml:id="list773159372" text:style-name="L3">
        <text:list-item>
          <text:p text:style-name="P20"><text:span text:style-name="T11">Celkem 2283 výskytů nejběžnějšího typu koordinace, tedy 2 členy se spojkou uprostřed (nerozlišuji, zda jde o koordinaci sloves, nebo něčeho jiného). Rozebrány jsou jako řetízek (první člen – spojka – druhý člen).</text:span></text:p>
        </text:list-item>
        <text:list-item>
          <text:p text:style-name="P25"><text:span text:style-name="T16">Něco z toho mohly být koordinace, které považujeme za neúplné, jestliže prvním „členem“ byl ve skutečnosti kořen stromu. Současná evidence je neodlišuje.</text:span></text:p>
        </text:list-item>
        <text:list-item>
          <text:p text:style-name="P20"><text:span text:style-name="T11">Zvláštnosti (počty nejsou zahrnuty výše): Ve 2 případech byly spojky 2 za sebou. V 7 případech byl druhý člen ExD. Ve 3 případech byla spojka až za druhým členem a visela na něm, na ní neviselo nic koordinačního, ani ExD ne.</text:span></text:p>
        </text:list-item>
        <text:list-item>
          <text:p text:style-name="P20"><text:span text:style-name="T11">Celkem 609 dvoučlenných koordinací bez spojky. Místo spojky mezi členy mohla být čárka, ale o tom nemáme záznamy.</text:span></text:p>
        </text:list-item>
      </text:list>
      <text:h text:style-name="P8" text:outline-level="3"><text:span text:style-name="T12">Tříčlenné koordinace</text:span></text:h>
      <text:list xml:id="list1736309753" text:style-name="L4">
        <text:list-item>
          <text:p text:style-name="P21"><text:span text:style-name="T12">Nejběžnější je člen – člen – spojka – člen. Ve 174 případech měly strukturu 0-1-1-3, ve 41 případech pak 0-1-2-3. Ve 2 z těchto 41 případů byl druhý člen ExD.</text:span></text:p>
        </text:list-item>
        <text:list-item>
          <text:p text:style-name="P21"><text:span text:style-name="T12">Verze se dvěma spojkami, člen – spojka – člen – spojka – člen. V 52 případech má strukturu 0-1-2-3-4, ve 36 případech 0-1-2-1-4 (z těchto 36 případů v jednom případě byl druhý člen ExD a jednou byl ExD první člen).</text:span></text:p>
        </text:list-item>
        <text:list-item>
          <text:p text:style-name="P21"><text:span text:style-name="T12">Verze bez spojek, člen – člen – člen. 20krát struktura 0-1-2, 18krát struktura 0-1-1.</text:span></text:p>
        </text:list-item>
        <text:list-item>
          <text:p text:style-name="P21"><text:span text:style-name="T12">Celkem 46krát se vyskytlo člen – spojka – ExD – ExD. Sémanticky je tohle jen dvoučlenná koordinace, protože obě ExD jsou sirotci po jednom vypuštěném členu koordinace. Struktura 0-1-2-2.</text:span></text:p>
        </text:list-item>
        <text:list-item>
          <text:p text:style-name="P21"><text:span text:style-name="T12">Další exotické kombinace se objevily v 9 případech.</text:span></text:p>
        </text:list-item>
      </text:list>
      <text:h text:style-name="P9" text:outline-level="3"><text:span text:style-name="T13">Čtyřčlenné koordinace</text:span></text:h>
      <text:list xml:id="list1123973619" text:style-name="L5">
        <text:list-item>
          <text:p text:style-name="P22"><text:span text:style-name="T13">Nejběžnější je člen – člen – člen – spojka – člen. Struktura 0-1-1-1-4, 43 výskytů.</text:span></text:p>
        </text:list-item>
        <text:list-item>
          <text:p text:style-name="P23"><text:span text:style-name="T14">Za zmínku ještě stojí člen – spojka – člen – člen – spojka – člen se strukturou 0-1-2-1-4-5, kde asi opravdu mělo jít o vnořenou koordinaci. (Nemáme ale evidenci o tom, zda ty dvě spojky byly totožné, nebo různé.) Celkem 9 výskytů.</text:span></text:p>
        </text:list-item>
        <text:list-item>
          <text:p text:style-name="P23"><text:span text:style-name="T14">Kromě toho se objevilo 21 jiných kombinací a struktur celkem s 37 výskyty.</text:span></text:p>
        </text:list-item>
      </text:list>
      <text:h text:style-name="P10" text:outline-level="3"><text:span text:style-name="T15">Pěti- a vícečlenné koordinace</text:span></text:h>
      <text:list xml:id="list409517557" text:style-name="L6">
        <text:list-item>
          <text:p text:style-name="P24"><text:span text:style-name="T15">Celkem 20 pětičlenných koordinací s jednou spojkou mezi 4. a 5. členem, 0-1-1-1-1-5.</text:span></text:p>
        </text:list-item>
        <text:list-item>
          <text:p text:style-name="P24"><text:span text:style-name="T15">29 jiných kombinací a struktur ve 40 výskytech.</text:span></text:p>
        </text:list-item>
        <text:list-item>
          <text:p text:style-name="P24"><text:span text:style-name="T15">Mezi nimi i největší zaznamenaná koordinace o 13 člene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Code2000"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Code2000"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3-03-18T16:56:06</meta:creation-date>
    <dc:date>2013-03-19T11:16:59</dc:date>
    <dc:creator>Daniel Zeman</dc:creator>
    <meta:editing-duration>PT1H23M33S</meta:editing-duration>
    <meta:editing-cycles>14</meta:editing-cycles>
    <meta:generator>LibreOffice/3.6$Linux_x86 LibreOffice_project/e29a214-2bbed72-0621de6-a97528c-8f066d</meta:generator>
    <meta:document-statistic meta:table-count="0" meta:image-count="0" meta:object-count="0" meta:page-count="3" meta:paragraph-count="63" meta:word-count="1161" meta:character-count="7593" meta:non-whitespace-character-count="6104"/>
  </office:meta>
</office:document-meta>
</file>